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Clients">
      <style:table-properties table:display="true" style:writing-mode="lr-tb"/>
    </style:style>
    <style:style style:name="ce1" style:family="table-cell" style:parent-style-name="Default" style:data-style-name="N0"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lients" table:style-name="ta1" table:print="false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Default"/>
        <table:table-row table:style-name="ro1">
          <table:table-cell office:value-type="string">
            <text:p>ID_client</text:p>
          </table:table-cell>
          <table:table-cell office:value-type="string">
            <text:p>Nom</text:p>
          </table:table-cell>
          <table:table-cell office:value-type="string">
            <text:p>Adresse</text:p>
          </table:table-cell>
          <table:table-cell office:value-type="string">
            <text:p>Ville</text:p>
          </table:table-cell>
          <table:table-cell office:value-type="string">
            <text:p>CodePostal</text:p>
          </table:table-cell>
          <table:table-cell office:value-type="string">
            <text:p>Personne_ contact</text:p>
          </table:table-cell>
          <table:table-cell office:value-type="string">
            <text:p>Condition_paiemen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ICO</text:p>
          </table:table-cell>
          <table:table-cell office:value-type="string">
            <text:p>10 rue des prés</text:p>
          </table:table-cell>
          <table:table-cell office:value-type="string">
            <text:p>Haguenau</text:p>
          </table:table-cell>
          <table:table-cell office:value-type="string">
            <text:p>67500</text:p>
          </table:table-cell>
          <table:table-cell office:value-type="string">
            <text:p>Aimée NAIMES</text:p>
          </table:table-cell>
          <table:table-cell office:value-type="string">
            <text:p>j+3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BORD</text:p>
          </table:table-cell>
          <table:table-cell office:value-type="string">
            <text:p>20 avenue de la Liberté</text:p>
          </table:table-cell>
          <table:table-cell office:value-type="string">
            <text:p>Haguenau</text:p>
          </table:table-cell>
          <table:table-cell office:value-type="string">
            <text:p>67500</text:p>
          </table:table-cell>
          <table:table-cell office:value-type="string">
            <text:p>Bart ABA</text:p>
          </table:table-cell>
          <table:table-cell office:value-type="string">
            <text:p>j+45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GNE &amp; Cie</text:p>
          </table:table-cell>
          <table:table-cell office:value-type="string">
            <text:p>30 rue des poissons</text:p>
          </table:table-cell>
          <table:table-cell office:value-type="string">
            <text:p>Haguenau</text:p>
          </table:table-cell>
          <table:table-cell office:value-type="string">
            <text:p>67500</text:p>
          </table:table-cell>
          <table:table-cell office:value-type="string">
            <text:p>Charles MAGNE</text:p>
          </table:table-cell>
          <table:table-cell office:value-type="string">
            <text:p>j+3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GERE Tex</text:p>
          </table:table-cell>
          <table:table-cell office:value-type="string">
            <text:p>40 rue des mésanges</text:p>
          </table:table-cell>
          <table:table-cell office:value-type="string">
            <text:p>Haguenau</text:p>
          </table:table-cell>
          <table:table-cell office:value-type="string">
            <text:p>67500</text:p>
          </table:table-cell>
          <table:table-cell office:value-type="string">
            <text:p>Denis DESERVICE</text:p>
          </table:table-cell>
          <table:table-cell office:value-type="string">
            <text:p>j+3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CHET &amp; Cie</text:p>
          </table:table-cell>
          <table:table-cell office:value-type="string">
            <text:p>50 route de Strasbourg</text:p>
          </table:table-cell>
          <table:table-cell office:value-type="string">
            <text:p>Haguenau</text:p>
          </table:table-cell>
          <table:table-cell office:value-type="string">
            <text:p>67500</text:p>
          </table:table-cell>
          <table:table-cell office:value-type="string">
            <text:p>Eric COCHET</text:p>
          </table:table-cell>
          <table:table-cell office:value-type="string">
            <text:p>j+60</text:p>
          </table:table-cell>
          <table:table-cell table:number-columns-repeated="1017"/>
        </table:table-row>
      </table:table>
      <table:named-expressions>
        <table:named-range table:name="Clients" table:base-cell-address="$Clients.$A$1" table:cell-range-address="$Clients.$A$1:.$G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23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ients" style:display-name="PageStyle_Cli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0T19:19:26</dc:date>
    <meta:editing-cycles>1</meta:editing-cycles>
    <meta:editing-duration>PT00H16M39S</meta:editing-duration>
    <meta:document-statistic meta:table-count="1" meta:cell-count="42" meta:object-count="0"/>
    <meta:generator>OpenOffice.org/3.0$Win32 OpenOffice.org_project/300m15$Build-9379</meta:generator>
  </office:meta>
</office:document-meta>
</file>